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352cm" draw:marker-end-width="0.352cm" draw:fill="solid" draw:fill-color="#ccffff" draw:opacity="50%" draw:textarea-horizontal-align="left" draw:textarea-vertical-align="top" draw:auto-grow-height="false" fo:padding-top="0.175cm" fo:padding-bottom="0.175cm" fo:padding-left="0.3cm" fo:padding-right="0.3cm" draw:shadow-opacity="50%"/>
    </style:style>
    <style:style style:name="gr2" style:family="graphic" style:parent-style-name="standard">
      <style:graphic-properties svg:stroke-width="0.102cm" svg:stroke-color="#333333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76cm" svg:stroke-color="#333333" draw:marker-start="Arrowheads_20_2" draw:marker-start-width="0.414cm" draw:marker-end="Arrowheads_20_2" draw:marker-end-width="0.414cm" draw:fill="solid" draw:fill-color="#ffffcc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dash" draw:stroke-dash="Dashed_20__28_var_29_" svg:stroke-width="0.102cm" svg:stroke-color="#333333" draw:marker-start-width="0.352cm" draw:marker-end-width="0.352cm" draw:fill="solid" draw:fill-color="#579d1c" draw:opacity="50%" draw:textarea-horizontal-align="left" draw:textarea-vertical-align="top" draw:auto-grow-height="false" fo:padding-top="0.175cm" fo:padding-bottom="0.175cm" fo:padding-left="0.3cm" fo:padding-right="0.3cm" draw:shadow-opacity="50%"/>
    </style:style>
    <style:style style:name="gr5" style:family="graphic" style:parent-style-name="objectwithoutfill">
      <style:graphic-properties svg:stroke-width="0.076cm" svg:stroke-color="#333333" draw:marker-start="Arrowheads_20_2" draw:marker-start-width="0.414cm" draw:marker-end="Arrowheads_20_2" draw:marker-end-width="0.414cm" draw:fill="solid" draw:fill-color="#ffffcc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828cm" svg:height="10.414cm" svg:x="4.332cm" svg:y="1.178cm">
          <text:p text:style-name="P1"><text:span text:style-name="T1">Node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3.048cm" svg:height="3.048cm" svg:x="6.491cm" svg:y="13.475cm">
          <text:p text:style-name="P2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2" draw:layer="layout" draw:type="curve" svg:x1="6.824cm" svg:y1="5.015cm" svg:x2="6.799cm" svg:y2="7.303cm" svg:d="m6824 5015c0 1716-25 572-25 2288">
          <text:p/>
        </draw:connector>
        <draw:custom-shape draw:style-name="gr4" draw:text-style-name="P3" draw:layer="layout" svg:width="8.739cm" svg:height="7.37cm" svg:x="15.913cm" svg:y="2.299cm">
          <text:p text:style-name="P2"><text:span text:style-name="T2">Zomb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5.471cm" svg:height="1.27cm" svg:x="18.937cm" svg:y="5.342cm">
          <text:p text:style-name="P2"><text:span text:style-name="T1">Web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.264cm" svg:height="4.826cm" svg:x="4.82cm" svg:y="3.542cm">
          <text:p text:style-name="P2"><text:span text:style-name="T1">Functional</text:span></text:p>
          <text:p text:style-name="P2"><text:span text:style-name="T1">Test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draw:type="curve" svg:x1="7.952cm" svg:y1="8.368cm" svg:x2="8.015cm" svg:y2="13.475cm" draw:start-shape="id1" draw:start-glue-point="6" draw:end-shape="id2" svg:d="m7952 8368c0 3831 63 1278 63 5107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s text:c="18"/></text:span><text:span text:style-name="T1">Set up</text:span></text:p>
          <text:p text:style-name="P2"><text:span text:style-name="T1"/></text:p>
        </draw:connector>
        <draw:connector draw:style-name="gr5" draw:text-style-name="P1" draw:layer="layout" draw:type="curve" svg:x1="15.308cm" svg:y1="5.977cm" svg:x2="11.084cm" svg:y2="5.955cm" draw:start-shape="id3" draw:start-glue-point="6" draw:end-shape="id1" draw:end-glue-point="7" svg:d="m15308 5977c-3129 0-1017-22-4224-22">
          <text:p text:style-name="P2"><text:span text:style-name="T1">Action</text:span></text:p>
          <text:p text:style-name="P2"><text:span text:style-name="T1"/></text:p>
        </draw:connector>
        <draw:custom-shape draw:style-name="gr6" draw:text-style-name="P2" xml:id="id3" draw:id="id3" draw:layer="layout" svg:width="1.27cm" svg:height="1.27cm" svg:x="15.308cm" svg:y="5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8.937cm" svg:y1="5.977cm" svg:x2="16.578cm" svg:y2="5.977cm" draw:start-shape="id4" draw:start-glue-point="3" draw:end-shape="id3" draw:end-glue-point="10" svg:d="m18937 5977h-2359"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3T11:02:48</meta:creation-date>
    <dc:date>2013-05-06T19:32:44</dc:date>
    <meta:editing-duration>PT15M19S</meta:editing-duration>
    <meta:editing-cycles>5</meta:editing-cycles>
    <meta:generator>LibreOffice/3.5$MacOSX_x86 LibreOffice_project/165a79a-7059095-e13bb37-fef39a4-9503d18</meta:generator>
    <meta:document-statistic meta:object-count="10"/>
  </office:meta>
</office:document-meta>
</file>